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846b1b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3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3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8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6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7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9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9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0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2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892000">
          <table:table-cell table:style-name="Table1.A1" office:value-type="string">
            <text:p text:style-name="P34">စဥ်</text:p>
            <text:p text:style-name="P4"/>
          </table:table-cell>
          <table:table-cell table:style-name="Table1.A1" office:value-type="string">
            <text:p text:style-name="P34">လအမည်</text:p>
            <text:p text:style-name="P4"/>
          </table:table-cell>
          <table:table-cell table:style-name="Table1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4"/>
          </table:table-cell>
          <table:table-cell table:style-name="Table1.A1" office:value-type="string">
            <text:p text:style-name="P34">ပေးဆောင်သည့် </text:p>
            <text:p text:style-name="P34">အခွန်(ကျပ်)</text:p>
            <text:p text:style-name="P4"/>
          </table:table-cell>
          <table:table-cell table:style-name="Table1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4"/>
          </table:table-cell>
          <table:table-cell table:style-name="Table1.F1" office:value-type="string">
            <text:p text:style-name="P34">လက်မှတ်</text:p>
            <text:p text:style-name="P4"/>
          </table:table-cell>
        </table:table-row>
        <table:table-row table:style-name="TableLine1209163095296">
          <table:table-cell table:style-name="Table1.A2" table:number-columns-spanned="2" office:value-type="string">
            <text:p text:style-name="P52">စုစုပေါင်း</text:p>
          </table:table-cell>
          <table:covered-table-cell/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37:41.476000000</dc:date>
    <meta:editing-duration>P2DT47M14S</meta:editing-duration>
    <meta:editing-cycles>1087</meta:editing-cycles>
    <meta:document-statistic meta:table-count="7" meta:image-count="0" meta:object-count="0" meta:page-count="3" meta:paragraph-count="76" meta:word-count="312" meta:character-count="2468" meta:non-whitespace-character-count="2041"/>
  </office:meta>
</office:document-meta>
</file>